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17666" calcext:value-type="float">
            <text:p>0,017666</text:p>
          </table:table-cell>
          <table:table-cell/>
          <table:table-cell table:formula="of:=[.B1]" office:value-type="float" office:value="0.017666" calcext:value-type="float">
            <text:p>0,017666</text:p>
          </table:table-cell>
          <table:table-cell table:formula="of:=[.B2]" office:value-type="float" office:value="0.000361" calcext:value-type="float">
            <text:p>0,000361</text:p>
          </table:table-cell>
          <table:table-cell table:formula="of:=[.B3]" office:value-type="float" office:value="0.018039" calcext:value-type="float">
            <text:p>0,01803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61" calcext:value-type="float">
            <text:p>0,000361</text:p>
          </table:table-cell>
          <table:table-cell/>
          <table:table-cell table:formula="of:=[.B5]" office:value-type="float" office:value="0.020727" calcext:value-type="float">
            <text:p>0,020727</text:p>
          </table:table-cell>
          <table:table-cell table:formula="of:=[.B6]" office:value-type="float" office:value="0.000323" calcext:value-type="float">
            <text:p>0,000323</text:p>
          </table:table-cell>
          <table:table-cell table:formula="of:=[.B7]" office:value-type="float" office:value="0.021061" calcext:value-type="float">
            <text:p>0,0210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8039" calcext:value-type="float">
            <text:p>0,018039</text:p>
          </table:table-cell>
          <table:table-cell/>
          <table:table-cell table:formula="of:=[.B9]" office:value-type="float" office:value="0.021003" calcext:value-type="float">
            <text:p>0,021003</text:p>
          </table:table-cell>
          <table:table-cell table:formula="of:=[.B10]" office:value-type="float" office:value="0.000296" calcext:value-type="float">
            <text:p>0,000296</text:p>
          </table:table-cell>
          <table:table-cell table:formula="of:=[.B11]" office:value-type="float" office:value="0.02131" calcext:value-type="float">
            <text:p>0,02131</text:p>
          </table:table-cell>
        </table:table-row>
        <table:table-row table:style-name="ro1">
          <table:table-cell table:number-columns-repeated="3"/>
          <table:table-cell table:formula="of:=[.B13]" office:value-type="float" office:value="0.018155" calcext:value-type="float">
            <text:p>0,018155</text:p>
          </table:table-cell>
          <table:table-cell table:formula="of:=[.B14]" office:value-type="float" office:value="0.000375" calcext:value-type="float">
            <text:p>0,000375</text:p>
          </table:table-cell>
          <table:table-cell table:formula="of:=[.B15]" office:value-type="float" office:value="0.018542" calcext:value-type="float">
            <text:p>0,01854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0727" calcext:value-type="float">
            <text:p>0,020727</text:p>
          </table:table-cell>
          <table:table-cell/>
          <table:table-cell table:formula="of:=[.B17]" office:value-type="float" office:value="0.019242" calcext:value-type="float">
            <text:p>0,019242</text:p>
          </table:table-cell>
          <table:table-cell table:formula="of:=[.B18]" office:value-type="float" office:value="0.000474" calcext:value-type="float">
            <text:p>0,000474</text:p>
          </table:table-cell>
          <table:table-cell table:formula="of:=[.B19]" office:value-type="float" office:value="0.01973" calcext:value-type="float">
            <text:p>0,0197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3" calcext:value-type="float">
            <text:p>0,000323</text:p>
          </table:table-cell>
          <table:table-cell/>
          <table:table-cell table:formula="of:=[.B21]" office:value-type="float" office:value="0.021686" calcext:value-type="float">
            <text:p>0,021686</text:p>
          </table:table-cell>
          <table:table-cell table:formula="of:=[.B22]" office:value-type="float" office:value="0.000417" calcext:value-type="float">
            <text:p>0,000417</text:p>
          </table:table-cell>
          <table:table-cell table:formula="of:=[.B23]" office:value-type="float" office:value="0.022116" calcext:value-type="float">
            <text:p>0,0221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1061" calcext:value-type="float">
            <text:p>0,021061</text:p>
          </table:table-cell>
          <table:table-cell/>
          <table:table-cell table:formula="of:=[.B25]" office:value-type="float" office:value="0.012412" calcext:value-type="float">
            <text:p>0,012412</text:p>
          </table:table-cell>
          <table:table-cell table:formula="of:=[.B26]" office:value-type="float" office:value="0.000409" calcext:value-type="float">
            <text:p>0,000409</text:p>
          </table:table-cell>
          <table:table-cell table:formula="of:=[.B27]" office:value-type="float" office:value="0.012833" calcext:value-type="float">
            <text:p>0,012833</text:p>
          </table:table-cell>
        </table:table-row>
        <table:table-row table:style-name="ro1">
          <table:table-cell table:number-columns-repeated="3"/>
          <table:table-cell table:formula="of:=[.B29]" office:value-type="float" office:value="0.008694" calcext:value-type="float">
            <text:p>0,008694</text:p>
          </table:table-cell>
          <table:table-cell table:formula="of:=[.B30]" office:value-type="float" office:value="0.000323" calcext:value-type="float">
            <text:p>0,000323</text:p>
          </table:table-cell>
          <table:table-cell table:formula="of:=[.B31]" office:value-type="float" office:value="0.009028" calcext:value-type="float">
            <text:p>0,009028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1003" calcext:value-type="float">
            <text:p>0,021003</text:p>
          </table:table-cell>
          <table:table-cell/>
          <table:table-cell table:formula="of:=[.B33]" office:value-type="float" office:value="0.016041" calcext:value-type="float">
            <text:p>0,016041</text:p>
          </table:table-cell>
          <table:table-cell table:formula="of:=[.B34]" office:value-type="float" office:value="0.000564" calcext:value-type="float">
            <text:p>0,000564</text:p>
          </table:table-cell>
          <table:table-cell table:formula="of:=[.B35]" office:value-type="float" office:value="0.016618" calcext:value-type="float">
            <text:p>0,01661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6" calcext:value-type="float">
            <text:p>0,000296</text:p>
          </table:table-cell>
          <table:table-cell/>
          <table:table-cell table:formula="of:=[.B37]" office:value-type="float" office:value="0.015299" calcext:value-type="float">
            <text:p>0,015299</text:p>
          </table:table-cell>
          <table:table-cell table:formula="of:=[.B38]" office:value-type="float" office:value="0.000522" calcext:value-type="float">
            <text:p>0,000522</text:p>
          </table:table-cell>
          <table:table-cell table:formula="of:=[.B39]" office:value-type="float" office:value="0.015834" calcext:value-type="float">
            <text:p>0,0158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131" calcext:value-type="float">
            <text:p>0,02131</text:p>
          </table:table-cell>
          <table:table-cell/>
          <table:table-cell table:formula="of:=[.B41]" office:value-type="float" office:value="0.011681" calcext:value-type="float">
            <text:p>0,011681</text:p>
          </table:table-cell>
          <table:table-cell table:formula="of:=[.B42]" office:value-type="float" office:value="0.000306" calcext:value-type="float">
            <text:p>0,000306</text:p>
          </table:table-cell>
          <table:table-cell table:formula="of:=[.B43]" office:value-type="float" office:value="0.011999" calcext:value-type="float">
            <text:p>0,0119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8155" calcext:value-type="float">
            <text:p>0,018155</text:p>
          </table:table-cell>
          <table:table-cell/>
          <table:table-cell table:formula="of:=SMALL([.D$1:.D$11];1)" office:value-type="float" office:value="0.008694" calcext:value-type="float">
            <text:p>0,008694</text:p>
          </table:table-cell>
          <table:table-cell table:formula="of:=SMALL([.E$1:.E$11];1)" office:value-type="float" office:value="0.000296" calcext:value-type="float">
            <text:p>0,000296</text:p>
          </table:table-cell>
          <table:table-cell table:formula="of:=SMALL([.F$1:.F$11];1)" office:value-type="float" office:value="0.009028" calcext:value-type="float">
            <text:p>0,00902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75" calcext:value-type="float">
            <text:p>0,000375</text:p>
          </table:table-cell>
          <table:table-cell/>
          <table:table-cell table:formula="of:=SMALL([.D$1:.D$11];2)" office:value-type="float" office:value="0.011681" calcext:value-type="float">
            <text:p>0,011681</text:p>
          </table:table-cell>
          <table:table-cell table:formula="of:=SMALL([.E$1:.E$11];2)" office:value-type="float" office:value="0.000306" calcext:value-type="float">
            <text:p>0,000306</text:p>
          </table:table-cell>
          <table:table-cell table:formula="of:=SMALL([.F$1:.F$11];2)" office:value-type="float" office:value="0.011999" calcext:value-type="float">
            <text:p>0,0119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8542" calcext:value-type="float">
            <text:p>0,018542</text:p>
          </table:table-cell>
          <table:table-cell/>
          <table:table-cell table:formula="of:=SMALL([.D$1:.D$11];3)" office:value-type="float" office:value="0.012412" calcext:value-type="float">
            <text:p>0,012412</text:p>
          </table:table-cell>
          <table:table-cell table:formula="of:=SMALL([.E$1:.E$11];3)" office:value-type="float" office:value="0.000323" calcext:value-type="float">
            <text:p>0,000323</text:p>
          </table:table-cell>
          <table:table-cell table:formula="of:=SMALL([.F$1:.F$11];3)" office:value-type="float" office:value="0.012833" calcext:value-type="float">
            <text:p>0,012833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15299" calcext:value-type="float">
            <text:p>0,015299</text:p>
          </table:table-cell>
          <table:table-cell table:formula="of:=SMALL([.E$1:.E$11];4)" office:value-type="float" office:value="0.000323" calcext:value-type="float">
            <text:p>0,000323</text:p>
          </table:table-cell>
          <table:table-cell table:formula="of:=SMALL([.F$1:.F$11];4)" office:value-type="float" office:value="0.015834" calcext:value-type="float">
            <text:p>0,01583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9242" calcext:value-type="float">
            <text:p>0,019242</text:p>
          </table:table-cell>
          <table:table-cell/>
          <table:table-cell table:formula="of:=SMALL([.D$1:.D$11];5)" office:value-type="float" office:value="0.016041" calcext:value-type="float">
            <text:p>0,016041</text:p>
          </table:table-cell>
          <table:table-cell table:formula="of:=SMALL([.E$1:.E$11];5)" office:value-type="float" office:value="0.000361" calcext:value-type="float">
            <text:p>0,000361</text:p>
          </table:table-cell>
          <table:table-cell table:formula="of:=SMALL([.F$1:.F$11];5)" office:value-type="float" office:value="0.016618" calcext:value-type="float">
            <text:p>0,01661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74" calcext:value-type="float">
            <text:p>0,000474</text:p>
          </table:table-cell>
          <table:table-cell/>
          <table:table-cell table:formula="of:=AVERAGE([.D13:.D17])" office:value-type="float" office:value="0.0128254" calcext:value-type="float">
            <text:p>0,0128254</text:p>
          </table:table-cell>
          <table:table-cell table:formula="of:=AVERAGE([.E13:.E17])" office:value-type="float" office:value="0.0003218" calcext:value-type="float">
            <text:p>0,0003218</text:p>
          </table:table-cell>
          <table:table-cell table:formula="of:=AVERAGE([.F13:.F17])" office:value-type="float" office:value="0.0132624" calcext:value-type="float">
            <text:p>0,01326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973" calcext:value-type="float">
            <text:p>0,0197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1686" calcext:value-type="float">
            <text:p>0,021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17" calcext:value-type="float">
            <text:p>0,00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2116" calcext:value-type="float">
            <text:p>0,0221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2412" calcext:value-type="float">
            <text:p>0,012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09" calcext:value-type="float">
            <text:p>0,000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833" calcext:value-type="float">
            <text:p>0,0128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694" calcext:value-type="float">
            <text:p>0,00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3" calcext:value-type="float">
            <text:p>0,000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028" calcext:value-type="float">
            <text:p>0,0090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6041" calcext:value-type="float">
            <text:p>0,016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64" calcext:value-type="float">
            <text:p>0,000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6618" calcext:value-type="float">
            <text:p>0,0166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5299" calcext:value-type="float">
            <text:p>0,01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22" calcext:value-type="float">
            <text:p>0,000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5834" calcext:value-type="float">
            <text:p>0,0158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681" calcext:value-type="float">
            <text:p>0,011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6" calcext:value-type="float">
            <text:p>0,000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999" calcext:value-type="float">
            <text:p>0,0119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618" calcext:value-type="float">
            <text:p>0,008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66" calcext:value-type="float">
            <text:p>0,000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316" calcext:value-type="float">
            <text:p>0,0093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3471" calcext:value-type="float">
            <text:p>0,023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" calcext:value-type="float">
            <text:p>0,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3783" calcext:value-type="float">
            <text:p>0,02378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2522" calcext:value-type="float">
            <text:p>0,022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37" calcext:value-type="float">
            <text:p>0,000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3073" calcext:value-type="float">
            <text:p>0,02307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455" calcext:value-type="float">
            <text:p>0,01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11" calcext:value-type="float">
            <text:p>0,000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98" calcext:value-type="float">
            <text:p>0,01098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16429" calcext:value-type="float">
            <text:p>0,016429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423071428571429" calcext:value-type="float">
            <text:p>0,000423071428571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168730714285714" calcext:value-type="float">
            <text:p>0,0168730714285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6:55.6866791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58.617737951</dc:date>
    <meta:editing-duration>PT19M42S</meta:editing-duration>
    <meta:editing-cycles>23</meta:editing-cycles>
    <meta:generator>LibreOffice/6.2.5.2$Linux_X86_64 LibreOffice_project/20$Build-2</meta:generator>
    <meta:document-statistic meta:table-count="1" meta:cell-count="144" meta:object-count="0"/>
  </office:meta>
</office:document-meta>
</file>